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  <text:p text:style-name="P1">Sun Nov 12, 2017 <text:span text:style-name="T1">0.5 miles</text:span></text:p>
      <text:p text:style-name="P1">I ran a half mile before we flew from Amsterdam to Toronto. I have a cold.</text:p>
      <text:p text:style-name="P1"/>
      <text:p text:style-name="P1">Mon Nov 13, 2017 <text:span text:style-name="T1">no running</text:span></text:p>
      <text:p text:style-name="P1">We drove home from Toronto. <text:s/>My cold is a little better.</text:p>
      <text:p text:style-name="P1"/>
      <text:p text:style-name="P1">Tues Nov 14, 2017 <text:span text:style-name="T1">no running</text:span></text:p>
      <text:p text:style-name="P1">My cold is no better. <text:s/></text:p>
      <text:p text:style-name="P1"/>
      <text:p text:style-name="P1">Wed Nov 15, 2017 <text:span text:style-name="T1">2 miles</text:span></text:p>
      <text:p text:style-name="P1">I ran and walked on a treadmill: </text:p>
      <text:p text:style-name="P1">1 mile in 9:00, ¼ mile walk in 3:30, ½ mile in 4:15 and ¼ mile walk in 3:30</text:p>
      <text:p text:style-name="P1">My cold is somewhat better. </text:p>
      <text:p text:style-name="P1"/>
      <text:p text:style-name="P1">Thur Nov 16, 2017 <text:span text:style-name="T1">4 miles</text:span> <text:s text:c="2"/></text:p>
      <text:p text:style-name="P1">I ran 1 mile on the indoor track in 4:43 + 4:12 = 8:55 and rested 5 minutes.</text:p>
      <text:p text:style-name="P1">I then ran 3 miles on a treadmill with the following splits:</text:p>
      <text:p text:style-name="P1">1 mile in 9:00, 1 mile in 8:38, ¼ mile jog in 2:44, ½ mile in 4:00 and <text:s/>¼ mile jog in 2:44</text:p>
      <text:p text:style-name="P1">My cold is a lot bett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6T10:44:58.36</dc:date>
    <dc:creator>James Lombardi</dc:creator>
    <meta:editing-duration>PT8H8M25S</meta:editing-duration>
    <meta:editing-cycles>38</meta:editing-cycles>
    <meta:generator>OpenOffice/4.1.2$Win32 OpenOffice.org_project/412m3$Build-9782</meta:generator>
    <meta:document-statistic meta:table-count="0" meta:image-count="0" meta:object-count="0" meta:page-count="5" meta:paragraph-count="97" meta:word-count="1438" meta:character-count="6765"/>
  </office:meta>
</office:document-meta>
</file>